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Standaard" style:master-page-name="MPF0" style:family="paragraph">
      <style:paragraph-properties fo:break-before="page" style:page-number="auto"/>
    </style:style>
    <style:style style:name="P2" style:parent-style-name="Geenafstand" style:family="paragraph">
      <style:paragraph-properties fo:text-align="end"/>
    </style:style>
    <style:style style:name="T3" style:parent-style-name="Standaardalinea-lettertype" style:family="text">
      <style:text-properties fo:text-transform="uppercase" fo:color="#323E4F" fo:font-size="20pt" style:font-size-asian="20pt" style:font-size-complex="20pt" fo:language="nl" fo:country="NL"/>
    </style:style>
    <style:style style:name="P4" style:parent-style-name="Geenafstand" style:family="paragraph">
      <style:paragraph-properties fo:text-align="end"/>
    </style:style>
    <style:style style:name="T5" style:parent-style-name="Standaardalinea-lettertype" style:family="text">
      <style:text-properties fo:text-transform="uppercase" fo:color="#262626" fo:font-size="14pt" style:font-size-asian="14pt" style:font-size-complex="14pt" fo:language="nl" fo:country="BE"/>
    </style:style>
    <style:style style:name="T6" style:parent-style-name="Standaardalinea-lettertype" style:family="text">
      <style:text-properties fo:text-transform="uppercase" fo:color="#262626" fo:font-size="14pt" style:font-size-asian="14pt" style:font-size-complex="14pt"/>
    </style:style>
    <style:style style:name="P7" style:parent-style-name="Geenafstand" style:family="paragraph">
      <style:paragraph-properties fo:text-align="end"/>
    </style:style>
    <style:style style:name="T8" style:parent-style-name="Standaardalinea-lettertype" style:family="text">
      <style:text-properties fo:text-transform="uppercase" fo:color="#262626" fo:font-size="10pt" style:font-size-asian="10pt" style:font-size-complex="10pt" fo:language="nl" fo:country="BE"/>
    </style:style>
    <style:style style:name="P9" style:parent-style-name="Geenafstand" style:family="paragraph">
      <style:paragraph-properties fo:text-align="end"/>
    </style:style>
    <style:style style:name="T10" style:parent-style-name="Standaardalinea-lettertype" style:family="text">
      <style:text-properties fo:color="#262626" fo:font-size="10pt" style:font-size-asian="10pt" style:font-size-complex="10pt"/>
    </style:style>
    <style:style style:name="T11" style:parent-style-name="Standaardalinea-lettertype" style:family="text">
      <style:text-properties fo:color="#262626" fo:font-size="10pt" style:font-size-asian="10pt" style:font-size-complex="10pt" fo:language="nl" fo:country="NL"/>
    </style:style>
    <style:style style:name="P12" style:parent-style-name="Geenafstand" style:family="paragraph">
      <style:paragraph-properties fo:text-align="end"/>
    </style:style>
    <style:style style:name="T13" style:parent-style-name="Standaardalinea-lettertype" style:family="text">
      <style:text-properties fo:text-transform="uppercase" fo:color="#323E4F" fo:font-size="26pt" style:font-size-asian="26pt" style:font-size-complex="26pt" fo:language="nl" fo:country="BE"/>
    </style:style>
    <style:style style:name="P14" style:parent-style-name="Geenafstand" style:family="paragraph">
      <style:paragraph-properties fo:text-align="end"/>
    </style:style>
    <style:style style:name="T15" style:parent-style-name="Standaardalinea-lettertype" style:family="text">
      <style:text-properties fo:font-variant="small-caps" fo:color="#44546A" fo:font-size="18pt" style:font-size-asian="18pt" style:font-size-complex="18pt" fo:language="nl" fo:country="BE"/>
    </style:style>
    <style:style style:name="P16" style:parent-style-name="Standaard" style:family="paragraph">
      <style:paragraph-properties fo:break-before="page"/>
    </style:style>
    <style:style style:name="T17" style:parent-style-name="Standaardalinea-lettertype" style:family="text">
      <style:text-properties fo:language="nl" fo:country="NL"/>
    </style:style>
    <style:style style:name="P18" style:parent-style-name="Inhopg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fo:language="nl" fo:country="BE"/>
    </style:style>
    <style:style style:name="P20" style:parent-style-name="Inhopg1" style:family="paragraph">
      <style:paragraph-properties>
        <style:tab-stops>
          <style:tab-stop style:type="right" style:leader-style="dotted" style:leader-text="." style:position="6.2611in"/>
        </style:tab-stops>
      </style:paragraph-properties>
    </style:style>
    <style:style style:name="T21" style:parent-style-name="Hyperlink" style:family="text">
      <style:text-properties fo:language="nl" fo:country="BE"/>
    </style:style>
    <style:style style:name="P22" style:parent-style-name="Inhopg1" style:family="paragraph">
      <style:paragraph-properties>
        <style:tab-stops>
          <style:tab-stop style:type="right" style:leader-style="dotted" style:leader-text="." style:position="6.2611in"/>
        </style:tab-stops>
      </style:paragraph-properties>
    </style:style>
    <style:style style:name="T23" style:parent-style-name="Hyperlink" style:family="text">
      <style:text-properties fo:language="nl" fo:country="BE"/>
    </style:style>
    <style:style style:name="P24" style:parent-style-name="Inhopg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fo:language="nl" fo:country="BE"/>
    </style:style>
    <style:style style:name="P26" style:parent-style-name="Inhopg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fo:language="nl" fo:country="BE"/>
    </style:style>
    <style:style style:name="P28" style:parent-style-name="Inhopg1" style:family="paragraph">
      <style:paragraph-properties>
        <style:tab-stops>
          <style:tab-stop style:type="right" style:leader-style="dotted" style:leader-text="." style:position="6.2611in"/>
        </style:tab-stops>
      </style:paragraph-properties>
    </style:style>
    <style:style style:name="T29" style:parent-style-name="Hyperlink" style:family="text">
      <style:text-properties fo:language="nl" fo:country="BE"/>
    </style:style>
    <style:style style:name="P30" style:parent-style-name="Inhopg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fo:language="nl" fo:country="BE"/>
    </style:style>
    <style:style style:name="P32" style:parent-style-name="Inhopg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fo:language="nl" fo:country="BE"/>
    </style:style>
    <style:style style:name="P34" style:parent-style-name="Standaard" style:family="paragraph">
      <style:paragraph-properties fo:break-before="page"/>
    </style:style>
    <style:style style:name="P35" style:parent-style-name="Kop1" style:family="paragraph">
      <style:text-properties fo:language="nl" fo:country="BE"/>
    </style:style>
    <style:style style:name="P36" style:parent-style-name="Standaard" style:family="paragraph">
      <style:text-properties fo:language="nl" fo:country="BE"/>
    </style:style>
    <style:style style:name="P37" style:parent-style-name="Standaard" style:family="paragraph">
      <style:text-properties fo:language="nl" fo:country="BE"/>
    </style:style>
    <style:style style:name="P38" style:parent-style-name="Kop1" style:family="paragraph">
      <style:text-properties fo:language="nl" fo:country="BE"/>
    </style:style>
    <style:style style:name="P39" style:parent-style-name="Standaard" style:family="paragraph">
      <style:text-properties fo:language="nl" fo:country="BE"/>
    </style:style>
    <style:style style:name="P40" style:parent-style-name="Kop1" style:family="paragraph">
      <style:text-properties fo:language="nl" fo:country="BE"/>
    </style:style>
    <style:style style:name="P41" style:parent-style-name="Standaard" style:family="paragraph">
      <style:text-properties fo:language="nl" fo:country="BE"/>
    </style:style>
    <style:style style:name="P42" style:parent-style-name="Kop1" style:family="paragraph">
      <style:text-properties fo:language="nl" fo:country="BE"/>
    </style:style>
    <style:style style:name="P43" style:parent-style-name="Standaard" style:family="paragraph">
      <style:text-properties fo:language="nl" fo:country="BE"/>
    </style:style>
    <style:style style:name="P44" style:parent-style-name="Kop1" style:family="paragraph">
      <style:text-properties fo:language="nl" fo:country="BE"/>
    </style:style>
    <style:style style:name="P45" style:parent-style-name="Kop2" style:family="paragraph">
      <style:text-properties fo:language="nl" fo:country="BE"/>
    </style:style>
    <style:style style:name="T46" style:parent-style-name="Standaardalinea-lettertype" style:family="text">
      <style:text-properties fo:language="nl" fo:country="BE"/>
    </style:style>
    <style:style style:name="T47" style:parent-style-name="Standaardalinea-lettertype" style:family="text">
      <style:text-properties fo:language="nl" fo:country="BE"/>
    </style:style>
    <style:style style:name="T48" style:parent-style-name="Standaardalinea-lettertype" style:family="text">
      <style:text-properties fo:language="nl" fo:country="BE"/>
    </style:style>
    <style:style style:name="T49" style:parent-style-name="Standaardalinea-lettertype" style:family="text">
      <style:text-properties fo:language="nl" fo:country="BE"/>
    </style:style>
    <style:style style:name="T50" style:parent-style-name="Standaardalinea-lettertype" style:family="text">
      <style:text-properties fo:language="nl" fo:country="BE"/>
    </style:style>
    <style:style style:name="P51" style:parent-style-name="Kop3" style:family="paragraph">
      <style:text-properties fo:language="nl" fo:country="BE"/>
    </style:style>
    <style:style style:name="P52" style:parent-style-name="Kop3" style:family="paragraph">
      <style:text-properties fo:language="nl" fo:country="BE"/>
    </style:style>
    <style:style style:name="P53" style:parent-style-name="Kop3" style:family="paragraph">
      <style:text-properties fo:language="nl" fo:country="BE"/>
    </style:style>
    <style:style style:name="P54" style:parent-style-name="Standaard" style:family="paragraph">
      <style:text-properties fo:language="nl" fo:country="BE"/>
    </style:style>
    <style:style style:name="P55" style:parent-style-name="Kop2" style:family="paragraph">
      <style:text-properties fo:language="nl" fo:country="BE"/>
    </style:style>
    <style:style style:name="P56" style:parent-style-name="Kop1" style:family="paragraph">
      <style:text-properties fo:language="nl" fo:country="BE"/>
    </style:style>
    <style:style style:name="P57" style:parent-style-name="Standaard" style:family="paragraph">
      <style:text-properties fo:language="nl" fo:country="BE"/>
    </style:style>
    <style:style style:name="P58" style:parent-style-name="Kop1" style:family="paragraph">
      <style:text-properties fo:language="nl" fo:country="BE"/>
    </style:style>
    <style:style style:name="P59" style:parent-style-name="Standaard" style:family="paragraph">
      <style:text-properties fo:language="nl" fo:country="BE"/>
    </style:style>
    <style:style style:name="P60" style:parent-style-name="Kop1" style:family="paragraph">
      <style:text-properties fo:language="nl" fo:country="BE"/>
    </style:style>
    <style:style style:name="P61" style:parent-style-name="Standaard" style:family="paragraph">
      <style:text-properties fo:language="nl" fo:country="BE"/>
    </style:style>
    <style:style style:family="graphic" style:name="a0"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Standaard"><draw:frame draw:z-index="251662336" draw:id="id0" draw:style-name="a0" draw:name="Tekstvak 111" text:anchor-type="paragraph" svg:x="1.24028in" svg:y="1.06389in" svg:width="6.05764in" svg:height="0.34583in" style:rel-width="scale" style:rel-height="scale"><draw:text-box><text:p text:style-name="P2"><text:span text:style-name="T3">27 april 2018</text:span></text:p></draw:text-box><svg:title/><svg:desc/></draw:frame><draw:frame draw:z-index="251661312" draw:id="id1" draw:style-name="a1" draw:name="Tekstvak 112" text:anchor-type="paragraph" svg:x="1.24028in" svg:y="9.78681in" svg:width="6.05764in" svg:height="0.91944in" style:rel-width="scale" style:rel-height="scale"><draw:text-box><text:p text:style-name="P4"><text:span text:style-name="T5">Axel willekens &amp;<text:s/></text:span><text:span text:style-name="T6">arno plaetinck</text:span></text:p><text:p text:style-name="P7"><text:span text:style-name="T8">Ba 3 Electronica<text:s/></text:span></text:p><text:p text:style-name="P9"><text:span text:style-name="T10"><text:s text:c="5"/></text:span><text:span text:style-name="T11"><text:s/></text:span></text:p></draw:text-box><svg:title/><svg:desc/></draw:frame><draw:frame draw:z-index="251660288" draw:id="id2" draw:style-name="a2" draw:name="Tekstvak 113" text:anchor-type="paragraph" svg:x="1.24028in" svg:y="5.32014in" svg:width="6.05764in" svg:height="4.2375in" style:rel-width="scale" style:rel-height="scale"><draw:text-box><text:p text:style-name="P12"><text:span text:style-name="T13">BachelorProject</text:span></text:p><text:p text:style-name="P14"><text:span text:style-name="T15">Robotrace</text:span></text:p></draw:text-box><svg:title/><svg:desc/></draw:frame><draw:g draw:z-index="251659264" draw:name="Groep 114" draw:id="id5" draw:style-name="a5" text:anchor-type="paragraph"><svg:title/><svg:desc/><draw:custom-shape svg:x="0.37222in" svg:y="0.53194in" svg:width="0.23611in" svg:height="10.20776in" draw:id="id3" draw:style-name="a3" draw:name="Rechthoek 115"><svg:title/><svg:desc/><draw:enhanced-geometry draw:type="non-primitive" svg:viewBox="0 0 21600 21600" draw:enhanced-path="M 0 0 L 21600 0 21600 21600 0 21600 Z N"/></draw:custom-shape><draw:custom-shape svg:x="0.37222in" svg:y="10.8947in" svg:width="0.23611in" svg:height="0.26571in" draw:id="id4" draw:style-name="a4" draw:name="Rechthoek 116"><svg:title/><svg:desc/><draw:enhanced-geometry draw:type="non-primitive" svg:viewBox="0 0 21600 21600" draw:enhanced-path="M 0 0 L 21600 0 21600 21600 0 21600 Z N"/></draw:custom-shape></draw:g></text:p>
      <text:p text:style-name="P16"/>
      <text:p text:style-name="Kopvaninhoudsopgave"><text:span text:style-name="T17">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8"><text:a xlink:href="#_Toc511901031" office:target-frame-name="_top" xlink:show="replace"><text:span text:style-name="T19">Opdrachtbeschrijving</text:span><text:tab/>2</text:a></text:p>
          <text:p text:style-name="P20"><text:a xlink:href="#_Toc511901032" office:target-frame-name="_top" xlink:show="replace"><text:span text:style-name="T21">Taakverdeling</text:span><text:tab/>2</text:a></text:p>
          <text:p text:style-name="P22"><text:a xlink:href="#_Toc511901033" office:target-frame-name="_top" xlink:show="replace"><text:span text:style-name="T23">Onkosten</text:span><text:tab/>2</text:a></text:p>
          <text:p text:style-name="P24"><text:a xlink:href="#_Toc511901034" office:target-frame-name="_top" xlink:show="replace"><text:span text:style-name="T25">Toelichting Hardware</text:span><text:tab/>2</text:a></text:p>
          <text:p text:style-name="P26"><text:a xlink:href="#_Toc511901035" office:target-frame-name="_top" xlink:show="replace"><text:span text:style-name="T27">Software</text:span><text:tab/>2</text:a></text:p>
          <text:p text:style-name="P28"><text:a xlink:href="#_Toc511901036" office:target-frame-name="_top" xlink:show="replace"><text:span text:style-name="T29">Moeilijkheden</text:span><text:tab/>2</text:a></text:p>
          <text:p text:style-name="P30"><text:a xlink:href="#_Toc511901037" office:target-frame-name="_top" xlink:show="replace"><text:span text:style-name="T31">Evaluatie</text:span><text:tab/>2</text:a></text:p>
          <text:p text:style-name="P32"><text:a xlink:href="#_Toc511901038" office:target-frame-name="_top" xlink:show="replace"><text:span text:style-name="T33">Besluit</text:span><text:tab/>2</text:a></text:p>
        </text:index-body>
      </text:table-of-content>
      <text:p text:style-name="Standaard"/>
      <text:p text:style-name="P34"/>
      <text:h text:style-name="P35" text:outline-level="1"><text:bookmark-start text:name="_Toc511901031"/><text:soft-page-break/>Opdrachtbeschrijving<text:bookmark-end text:name="_Toc511901031"/></text:h>
      <text:p text:style-name="P36"/>
      <text:p text:style-name="P37">Afgelopen semester hebben aan ons bachelorproject mogen sleutelen. De opdracht bestond uit het maken van een robot die zelfstandig zijn weg kon vinden op een zwarte mat waarop witte lijnen een bepaald traject vormden. Onze robot zou tijdens het rijden bepaalde RFID-tags moeten kunnen lezen en dit via Bluetooth naar een Raspberry Pi versturen. Via deze weg moest de snelheid ook doorgegeven worden. De bedoeling was dat onze robot zo snel mogelijk een volledig ronde kon afleggen. Deze tijd werd dan vergelijken met de medestudenten om te kijken wie er het snelste was.</text:p>
      <text:h text:style-name="P38" text:outline-level="1"><text:bookmark-start text:name="_Toc511901032"/>Taakverdeling<text:bookmark-end text:name="_Toc511901032"/></text:h>
      <text:p text:style-name="P39">Axel heeft zich vooral bezig gehouden met het PCB-ontwerp van onze zelfgemaakte Arduino.<text:s/>Daartoe<text:s/>behoren het routen, ontwikkelen en solderen. Arno hield zich dan weer bezig met het ontwikkelen van de code en het afstellen van de PID-parameters voor het rijden van de robot.<text:line-break/>Voor de kleine modules zoals de sensormodules, RFID-lezer, Bluetoothmodule en de snelheidssensor was het meer een vloeiende samenwerking.</text:p>
      <text:h text:style-name="P40" text:outline-level="1"><text:bookmark-start text:name="_Toc511901033"/>Onkosten<text:bookmark-end text:name="_Toc511901033"/></text:h>
      <text:p text:style-name="P41"/>
      <text:h text:style-name="P42" text:outline-level="1"><text:bookmark-start text:name="_Toc511901034"/>Toelichting Hardware<text:bookmark-end text:name="_Toc511901034"/></text:h>
      <text:p text:style-name="P43"/>
      <text:h text:style-name="P44" text:outline-level="1"><text:bookmark-start text:name="_Toc511901035"/>Software<text:bookmark-end text:name="_Toc511901035"/></text:h>
      <text:h text:style-name="P45" text:outline-level="2">Rij-algoritme</text:h>
      <text:p text:style-name="Standaard"><text:span text:style-name="T46"><text:s/>Om de code zo overzichtelijk mogelijk te houden hebben we drie bibliotheken aangemaakt. Een voor de aansturing van de motoren, een PID-bibliotheek en nog een bibliotheek voor de regeling van de sensormodules. Door bibliotheken te gebruiken is het mogelijk om de main-code heel eenvoudig te houden. Deze main bestaat dan ook niet meer uit dan de declaratie van onze objecten en enkele variabel</text:span><text:span text:style-name="T47">en in de Setup en wat stuurcode in de Loop. De variabelen die met constructoren worden meegegeven kunnen dus makkelijk aangepast worden bij het uittesten van de code. De stuurcode in de Loop bevat ook nog een interupt-methode waardoor we bij het debuggen de seriële monitor makkelijker kunnen<text:s/></text:span><text:span text:style-name="T48"><office:annotation office:name="0"><dc:creator>arno plaetinck</dc:creator><dc:date>2018-04-19T12:17:00</dc:date><text:p text:style-name="Tekstopmerking"><text:span text:style-name="T49">Refresh Values nog vermelden.</text:span></text:p></office:annotation>volgen</text:span><text:span text:style-name="Verwijzingopmerking"><office:annotation-end office:name="0"/></text:span><text:span text:style-name="T50">.</text:span></text:p>
      <text:h text:style-name="P51" text:outline-level="3">Motoren</text:h>
      <text:h text:style-name="P52" text:outline-level="3">PID</text:h>
      <text:h text:style-name="P53" text:outline-level="3">Sensoren</text:h>
      <text:p text:style-name="P54"/>
      <text:h text:style-name="P55" text:outline-level="2">Bluetooth en RFID</text:h>
      <text:h text:style-name="P56" text:outline-level="1"><text:bookmark-start text:name="_Toc511901036"/>Moeilijkheden<text:bookmark-end text:name="_Toc511901036"/></text:h>
      <text:p text:style-name="P57"/>
      <text:h text:style-name="P58" text:outline-level="1"><text:bookmark-start text:name="_Toc511901037"/>Evaluatie<text:bookmark-end text:name="_Toc511901037"/></text:h>
      <text:p text:style-name="P59"/>
      <text:h text:style-name="P60" text:outline-level="1"><text:bookmark-start text:name="_Toc511901038"/><text:soft-page-break/>Besluit<text:bookmark-end text:name="_Toc511901038"/></text:h>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fo:hyphenate="false"/>
    </style:style>
    <style:style style:name="GeenafstandChar" style:display-name="Geen afstand Char" style:family="text" style:parent-style-name="Standaardalinea-lettertype">
      <style:text-properties style:font-name-asian="Times New Roman"/>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text-propertie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achelorProject</dc:title>
    <dc:description/>
    <dc:subject>Robotrace</dc:subject>
    <meta:initial-creator>Axel willekens &amp; arno plaetinck</meta:initial-creator>
    <dc:creator>arno plaetinck</dc:creator>
    <meta:creation-date>2018-04-19T09:25:00Z</meta:creation-date>
    <dc:date>2018-04-21T11:32:00Z</dc:date>
    <meta:template xlink:href="Normal.dotm" xlink:type="simple"/>
    <meta:editing-cycles>1</meta:editing-cycles>
    <meta:editing-duration>PT180300S</meta:editing-duration>
    <meta:document-statistic meta:page-count="4" meta:paragraph-count="5" meta:word-count="376" meta:character-count="2520" meta:row-count="17" meta:non-whitespace-character-count="2149"/>
  </office:meta>
</office:document-meta>
</file>